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bb5" officeooo:paragraph-rsid="0005bbb5"/>
    </style:style>
    <style:style style:name="T1" style:family="text">
      <style:text-properties officeooo:rsid="000759e4"/>
    </style:style>
    <style:style style:name="T2" style:family="text">
      <style:text-properties officeooo:rsid="00089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pful tools for Our Startup</text:p>
      <text:p text:style-name="P1"/>
      <text:p text:style-name="P1">Web Platform :</text:p>
      <text:p text:style-name="P1">- Drupal</text:p>
      <text:p text:style-name="P1">- Laravel</text:p>
      <text:p text:style-name="P1">- Bootstrap</text:p>
      <text:p text:style-name="P1">- NodeJs</text:p>
      <text:p text:style-name="P1">- AngularJs</text:p>
      <text:p text:style-name="P1">- Jquery</text:p>
      <text:p text:style-name="P1">- <text:span text:style-name="T1">Ruby on Rails</text:span></text:p>
      <text:p text:style-name="P1">- <text:span text:style-name="T2">SVG to HTML5</text:span></text:p>
      <text:p text:style-name="P1"/>
      <text:p text:style-name="P1">Infrastruktur :</text:p>
      <text:p text:style-name="P1">- Ubuntu</text:p>
      <text:p text:style-name="P1"/>
      <text:p text:style-name="P1">Documentation :</text:p>
      <text:p text:style-name="P1">- Dia Diagram Editor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0:01:12.250608391</meta:creation-date>
    <dc:date>2016-12-21T10:10:31.863211237</dc:date>
    <meta:editing-duration>PT9M2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39" meta:character-count="187" meta:non-whitespace-character-count="162"/>
  </office:meta>
</office:document-meta>
</file>